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3pt" style:font-size-asian="13pt" style:font-size-complex="13pt"/>
    </style:style>
    <style:style style:name="P2" style:family="paragraph" style:parent-style-name="Standard">
      <style:paragraph-properties fo:line-height="150%"/>
      <style:text-properties style:font-name="Ubuntu" fo:font-size="13pt" officeooo:paragraph-rsid="001aa869" style:font-size-asian="13pt" style:font-size-complex="13pt"/>
    </style:style>
    <style:style style:name="P3" style:family="paragraph" style:parent-style-name="Standard">
      <style:paragraph-properties fo:line-height="150%"/>
      <style:text-properties style:font-name="Ubuntu" fo:font-size="13pt" officeooo:rsid="0015e2fd" officeooo:paragraph-rsid="0015e2fd" style:font-size-asian="13pt" style:font-size-complex="13pt"/>
    </style:style>
    <style:style style:name="P4" style:family="paragraph" style:parent-style-name="Standard">
      <style:paragraph-properties fo:line-height="150%"/>
      <style:text-properties style:font-name="Ubuntu" fo:font-size="13pt" officeooo:rsid="0015e2fd" officeooo:paragraph-rsid="0018ccb2" style:font-size-asian="13pt" style:font-size-complex="13pt"/>
    </style:style>
    <style:style style:name="P5" style:family="paragraph" style:parent-style-name="Standard">
      <style:paragraph-properties fo:line-height="150%"/>
      <style:text-properties style:font-name="Ubuntu" fo:font-size="13pt" officeooo:rsid="0017bb32" officeooo:paragraph-rsid="0017bb32" style:font-size-asian="13pt" style:font-size-complex="13pt"/>
    </style:style>
    <style:style style:name="P6" style:family="paragraph" style:parent-style-name="Standard">
      <style:paragraph-properties fo:line-height="150%"/>
      <style:text-properties style:font-name="Ubuntu" fo:font-size="13pt" officeooo:rsid="0018ccb2" officeooo:paragraph-rsid="0018ccb2" style:font-size-asian="13pt" style:font-size-complex="13pt"/>
    </style:style>
    <style:style style:name="P7" style:family="paragraph" style:parent-style-name="Standard">
      <style:paragraph-properties fo:line-height="150%"/>
      <style:text-properties style:font-name="Ubuntu" fo:font-size="13pt" officeooo:rsid="001aa869" officeooo:paragraph-rsid="001aa869" style:font-size-asian="13pt" style:font-size-complex="13pt"/>
    </style:style>
    <style:style style:name="P8" style:family="paragraph" style:parent-style-name="Standard">
      <style:paragraph-properties fo:line-height="150%"/>
      <style:text-properties style:font-name="Ubuntu" fo:font-size="13pt" officeooo:rsid="001d1ce2" officeooo:paragraph-rsid="001d1ce2" style:font-size-asian="13pt" style:font-size-complex="13pt"/>
    </style:style>
    <style:style style:name="P9" style:family="paragraph" style:parent-style-name="Standard">
      <style:paragraph-properties fo:line-height="150%"/>
      <style:text-properties style:font-name="Ubuntu" fo:font-size="13pt" officeooo:rsid="001dcb8a" officeooo:paragraph-rsid="001d1ce2" style:font-size-asian="13pt" style:font-size-complex="13pt"/>
    </style:style>
    <style:style style:name="P10" style:family="paragraph" style:parent-style-name="Standard">
      <style:paragraph-properties fo:line-height="150%"/>
      <style:text-properties style:font-name="Ubuntu" fo:font-size="13pt" officeooo:rsid="001dcb8a" officeooo:paragraph-rsid="001dcb8a" style:font-size-asian="13pt" style:font-size-complex="13pt"/>
    </style:style>
    <style:style style:name="P11" style:family="paragraph" style:parent-style-name="Standard">
      <style:paragraph-properties fo:line-height="150%"/>
      <style:text-properties style:font-name="Ubuntu" fo:font-size="13pt" officeooo:rsid="001dcb8a" officeooo:paragraph-rsid="0023e109" style:font-size-asian="13pt" style:font-size-complex="13pt"/>
    </style:style>
    <style:style style:name="P12" style:family="paragraph" style:parent-style-name="Standard">
      <style:paragraph-properties fo:line-height="150%"/>
      <style:text-properties style:font-name="Ubuntu" fo:font-size="13pt" officeooo:rsid="001f0890" officeooo:paragraph-rsid="001f0890" style:font-size-asian="13pt" style:font-size-complex="13pt"/>
    </style:style>
    <style:style style:name="P13" style:family="paragraph" style:parent-style-name="Standard">
      <style:paragraph-properties fo:line-height="150%"/>
      <style:text-properties style:font-name="Ubuntu" fo:font-size="13pt" officeooo:rsid="00202bda" officeooo:paragraph-rsid="00202bda" style:font-size-asian="13pt" style:font-size-complex="13pt"/>
    </style:style>
    <style:style style:name="P14" style:family="paragraph" style:parent-style-name="Standard">
      <style:paragraph-properties fo:line-height="150%"/>
      <style:text-properties style:font-name="Ubuntu" fo:font-size="13pt" officeooo:rsid="0004baed" style:font-size-asian="13pt" style:font-size-complex="13pt"/>
    </style:style>
    <style:style style:name="P15" style:family="paragraph" style:parent-style-name="Standard">
      <style:paragraph-properties fo:line-height="150%"/>
      <style:text-properties style:font-name="Ubuntu" fo:font-size="13pt" officeooo:rsid="0004baed" officeooo:paragraph-rsid="001dcb8a" style:font-size-asian="13pt" style:font-size-complex="13pt"/>
    </style:style>
    <style:style style:name="P16" style:family="paragraph" style:parent-style-name="Standard">
      <style:paragraph-properties fo:line-height="150%"/>
      <style:text-properties style:font-name="Ubuntu" fo:font-size="13pt" officeooo:rsid="0004baed" officeooo:paragraph-rsid="0023e109" style:font-size-asian="13pt" style:font-size-complex="13pt"/>
    </style:style>
    <style:style style:name="P17" style:family="paragraph" style:parent-style-name="Standard">
      <style:paragraph-properties fo:line-height="150%"/>
      <style:text-properties style:font-name="Ubuntu" fo:font-size="13pt" officeooo:rsid="0004baed" officeooo:paragraph-rsid="0027bd79" style:font-size-asian="13pt" style:font-size-complex="13pt"/>
    </style:style>
    <style:style style:name="P18" style:family="paragraph" style:parent-style-name="Standard">
      <style:paragraph-properties fo:line-height="150%"/>
      <style:text-properties style:font-name="Ubuntu" fo:font-size="13pt" officeooo:rsid="0004baed" officeooo:paragraph-rsid="002708e6" style:font-size-asian="13pt" style:font-size-complex="13pt"/>
    </style:style>
    <style:style style:name="P19" style:family="paragraph" style:parent-style-name="Standard">
      <style:paragraph-properties fo:line-height="150%"/>
      <style:text-properties style:font-name="Ubuntu" fo:font-size="13pt" officeooo:rsid="0004baed" officeooo:paragraph-rsid="002ae28d" style:font-size-asian="13pt" style:font-size-complex="13pt"/>
    </style:style>
    <style:style style:name="P20" style:family="paragraph" style:parent-style-name="Standard">
      <style:paragraph-properties fo:line-height="150%"/>
      <style:text-properties style:font-name="Ubuntu" fo:font-size="13pt" officeooo:rsid="0004baed" officeooo:paragraph-rsid="002faaa9" style:font-size-asian="13pt" style:font-size-complex="13pt"/>
    </style:style>
    <style:style style:name="P21" style:family="paragraph" style:parent-style-name="Standard">
      <style:paragraph-properties fo:line-height="150%"/>
      <style:text-properties style:font-name="Ubuntu" fo:font-size="13pt" officeooo:rsid="0004baed" officeooo:paragraph-rsid="0033f5c9" style:font-size-asian="13pt" style:font-size-complex="13pt"/>
    </style:style>
    <style:style style:name="P22" style:family="paragraph" style:parent-style-name="Standard">
      <style:paragraph-properties fo:line-height="150%"/>
      <style:text-properties style:font-name="Ubuntu" fo:font-size="13pt" officeooo:rsid="0004baed" officeooo:paragraph-rsid="0037f2b0" style:font-size-asian="13pt" style:font-size-complex="13pt"/>
    </style:style>
    <style:style style:name="P23" style:family="paragraph" style:parent-style-name="Standard">
      <style:paragraph-properties fo:line-height="150%"/>
      <style:text-properties style:font-name="Ubuntu" fo:font-size="13pt" officeooo:rsid="0021a25a" officeooo:paragraph-rsid="0021a25a" style:font-size-asian="13pt" style:font-size-complex="13pt"/>
    </style:style>
    <style:style style:name="P24" style:family="paragraph" style:parent-style-name="Standard">
      <style:paragraph-properties fo:line-height="150%"/>
      <style:text-properties style:font-name="Ubuntu" fo:font-size="13pt" officeooo:rsid="002237ea" officeooo:paragraph-rsid="002237ea" style:font-size-asian="13pt" style:font-size-complex="13pt"/>
    </style:style>
    <style:style style:name="P25" style:family="paragraph" style:parent-style-name="Standard">
      <style:paragraph-properties fo:line-height="150%"/>
      <style:text-properties style:font-name="Ubuntu" fo:font-size="13pt" officeooo:rsid="002464a6" officeooo:paragraph-rsid="002464a6" style:font-size-asian="13pt" style:font-size-complex="13pt"/>
    </style:style>
    <style:style style:name="P26" style:family="paragraph" style:parent-style-name="Standard">
      <style:paragraph-properties fo:line-height="150%"/>
      <style:text-properties style:font-name="Ubuntu" fo:font-size="13pt" officeooo:rsid="0026b4df" officeooo:paragraph-rsid="0026b4df" style:font-size-asian="13pt" style:font-size-complex="13pt"/>
    </style:style>
    <style:style style:name="P27" style:family="paragraph" style:parent-style-name="Standard">
      <style:paragraph-properties fo:line-height="150%"/>
      <style:text-properties style:font-name="Ubuntu" fo:font-size="13pt" officeooo:rsid="002708e6" officeooo:paragraph-rsid="002708e6" style:font-size-asian="13pt" style:font-size-complex="13pt"/>
    </style:style>
    <style:style style:name="P28" style:family="paragraph" style:parent-style-name="Standard">
      <style:paragraph-properties fo:line-height="150%"/>
      <style:text-properties style:font-name="Ubuntu" fo:font-size="13pt" officeooo:rsid="002708e6" officeooo:paragraph-rsid="0027bd79" style:font-size-asian="13pt" style:font-size-complex="13pt"/>
    </style:style>
    <style:style style:name="P29" style:family="paragraph" style:parent-style-name="Standard">
      <style:paragraph-properties fo:line-height="150%"/>
      <style:text-properties style:font-name="Ubuntu" fo:font-size="13pt" officeooo:rsid="0027bd79" officeooo:paragraph-rsid="0027bd79" style:font-size-asian="13pt" style:font-size-complex="13pt"/>
    </style:style>
    <style:style style:name="P30" style:family="paragraph" style:parent-style-name="Standard">
      <style:paragraph-properties fo:line-height="150%"/>
      <style:text-properties style:font-name="Ubuntu" fo:font-size="13pt" officeooo:rsid="0029b75d" officeooo:paragraph-rsid="0029b75d" style:font-size-asian="13pt" style:font-size-complex="13pt"/>
    </style:style>
    <style:style style:name="P31" style:family="paragraph" style:parent-style-name="Standard">
      <style:paragraph-properties fo:line-height="150%"/>
      <style:text-properties style:font-name="Ubuntu" fo:font-size="13pt" officeooo:rsid="0029f689" officeooo:paragraph-rsid="0029f689" style:font-size-asian="13pt" style:font-size-complex="13pt"/>
    </style:style>
    <style:style style:name="P32" style:family="paragraph" style:parent-style-name="Standard">
      <style:paragraph-properties fo:line-height="150%"/>
      <style:text-properties style:font-name="Ubuntu" fo:font-size="13pt" officeooo:rsid="002a56e9" officeooo:paragraph-rsid="002a56e9" style:font-size-asian="13pt" style:font-size-complex="13pt"/>
    </style:style>
    <style:style style:name="P33" style:family="paragraph" style:parent-style-name="Standard">
      <style:paragraph-properties fo:line-height="150%"/>
      <style:text-properties style:font-name="Ubuntu" fo:font-size="13pt" officeooo:rsid="002ae28d" officeooo:paragraph-rsid="002ae28d" style:font-size-asian="13pt" style:font-size-complex="13pt"/>
    </style:style>
    <style:style style:name="P34" style:family="paragraph" style:parent-style-name="Standard">
      <style:paragraph-properties fo:line-height="150%"/>
      <style:text-properties style:font-name="Ubuntu" fo:font-size="13pt" officeooo:rsid="002db22a" officeooo:paragraph-rsid="002db22a" style:font-size-asian="13pt" style:font-size-complex="13pt"/>
    </style:style>
    <style:style style:name="P35" style:family="paragraph" style:parent-style-name="Standard">
      <style:paragraph-properties fo:line-height="150%"/>
      <style:text-properties style:font-name="Ubuntu" fo:font-size="13pt" officeooo:rsid="002db22a" officeooo:paragraph-rsid="0032b4ce" style:font-size-asian="13pt" style:font-size-complex="13pt"/>
    </style:style>
    <style:style style:name="P36" style:family="paragraph" style:parent-style-name="Standard">
      <style:paragraph-properties fo:line-height="150%"/>
      <style:text-properties style:font-name="Ubuntu" fo:font-size="13pt" officeooo:rsid="002db22a" officeooo:paragraph-rsid="0033f5c9" style:font-size-asian="13pt" style:font-size-complex="13pt"/>
    </style:style>
    <style:style style:name="P37" style:family="paragraph" style:parent-style-name="Standard">
      <style:paragraph-properties fo:line-height="150%"/>
      <style:text-properties style:font-name="Ubuntu" fo:font-size="13pt" officeooo:rsid="0032b4ce" officeooo:paragraph-rsid="0032b4ce" style:font-size-asian="13pt" style:font-size-complex="13pt"/>
    </style:style>
    <style:style style:name="P38" style:family="paragraph" style:parent-style-name="Standard">
      <style:paragraph-properties fo:line-height="150%"/>
      <style:text-properties style:font-name="Ubuntu" fo:font-size="13pt" officeooo:rsid="0033f5c9" officeooo:paragraph-rsid="0033f5c9" style:font-size-asian="13pt" style:font-size-complex="13pt"/>
    </style:style>
    <style:style style:name="P39" style:family="paragraph" style:parent-style-name="Standard">
      <style:paragraph-properties fo:line-height="150%"/>
      <style:text-properties style:font-name="Ubuntu" fo:font-size="13pt" officeooo:rsid="00351185" officeooo:paragraph-rsid="00379f4a" style:font-size-asian="13pt" style:font-size-complex="13pt"/>
    </style:style>
    <style:style style:name="P40" style:family="paragraph" style:parent-style-name="Standard">
      <style:paragraph-properties fo:line-height="150%"/>
      <style:text-properties style:font-name="Ubuntu" fo:font-size="13pt" officeooo:rsid="0036f23b" officeooo:paragraph-rsid="0036f23b" style:font-size-asian="13pt" style:font-size-complex="13pt"/>
    </style:style>
    <style:style style:name="P41" style:family="paragraph" style:parent-style-name="Standard">
      <style:paragraph-properties fo:line-height="150%"/>
      <style:text-properties style:font-name="Ubuntu" fo:font-size="13pt" officeooo:rsid="0036f23b" officeooo:paragraph-rsid="00379f4a" style:font-size-asian="13pt" style:font-size-complex="13pt"/>
    </style:style>
    <style:style style:name="P42" style:family="paragraph" style:parent-style-name="Standard">
      <style:paragraph-properties fo:line-height="150%"/>
      <style:text-properties style:font-name="Ubuntu" fo:font-size="13pt" officeooo:rsid="00379f4a" officeooo:paragraph-rsid="00379f4a" style:font-size-asian="13pt" style:font-size-complex="13pt"/>
    </style:style>
    <style:style style:name="P43" style:family="paragraph" style:parent-style-name="Standard">
      <style:paragraph-properties fo:line-height="150%"/>
      <style:text-properties style:font-name="Ubuntu" fo:font-size="13pt" officeooo:rsid="0037f790" officeooo:paragraph-rsid="0037f790" style:font-size-asian="13pt" style:font-size-complex="13pt"/>
    </style:style>
    <style:style style:name="P44" style:family="paragraph" style:parent-style-name="Standard">
      <style:paragraph-properties fo:line-height="150%"/>
      <style:text-properties style:font-name="Ubuntu" fo:font-size="13pt" officeooo:rsid="0015e2fd" officeooo:paragraph-rsid="0018ccb2" fo:background-color="#eeeeee" style:font-size-asian="13pt" style:font-size-complex="13pt"/>
    </style:style>
    <style:style style:name="P45" style:family="paragraph" style:parent-style-name="Standard">
      <style:paragraph-properties fo:line-height="150%"/>
      <style:text-properties style:font-name="Ubuntu" fo:font-size="13pt" officeooo:rsid="0018ccb2" officeooo:paragraph-rsid="0018ccb2" fo:background-color="#eeeeee" style:font-size-asian="13pt" style:font-size-complex="13pt"/>
    </style:style>
    <style:style style:name="P46" style:family="paragraph" style:parent-style-name="Standard">
      <style:paragraph-properties fo:line-height="150%"/>
      <style:text-properties style:font-name="Ubuntu" fo:font-size="13pt" officeooo:rsid="0018ccb2" officeooo:paragraph-rsid="0019e3f3" fo:background-color="#eeeeee" style:font-size-asian="13pt" style:font-size-complex="13pt"/>
    </style:style>
    <style:style style:name="P47" style:family="paragraph" style:parent-style-name="Standard">
      <style:paragraph-properties fo:line-height="150%"/>
      <style:text-properties style:font-name="Ubuntu" fo:font-size="13pt" officeooo:rsid="00202bda" officeooo:paragraph-rsid="00202bda" fo:background-color="#eeeeee" style:font-size-asian="13pt" style:font-size-complex="13pt"/>
    </style:style>
    <style:style style:name="P48" style:family="paragraph" style:parent-style-name="Standard">
      <style:paragraph-properties fo:line-height="150%"/>
      <style:text-properties style:font-name="Ubuntu" fo:font-size="13pt" officeooo:rsid="00202bda" officeooo:paragraph-rsid="0021a25a" fo:background-color="#eeeeee" style:font-size-asian="13pt" style:font-size-complex="13pt"/>
    </style:style>
    <style:style style:name="P49" style:family="paragraph" style:parent-style-name="Standard">
      <style:paragraph-properties fo:line-height="150%"/>
      <style:text-properties style:font-name="Ubuntu" fo:font-size="13pt" officeooo:rsid="0029b75d" officeooo:paragraph-rsid="0029b75d" fo:background-color="#eeeeee" style:font-size-asian="13pt" style:font-size-complex="13pt"/>
    </style:style>
    <style:style style:name="P50" style:family="paragraph" style:parent-style-name="Standard">
      <style:paragraph-properties fo:line-height="150%"/>
      <style:text-properties style:font-name="Ubuntu" fo:font-size="13pt" officeooo:rsid="002708e6" officeooo:paragraph-rsid="0027bd79" fo:background-color="#eeeeee" style:font-size-asian="13pt" style:font-size-complex="13pt"/>
    </style:style>
    <style:style style:name="P51" style:family="paragraph" style:parent-style-name="Standard">
      <style:paragraph-properties fo:line-height="150%"/>
      <style:text-properties style:font-name="Ubuntu" fo:font-size="13pt" officeooo:rsid="0029f689" officeooo:paragraph-rsid="0029f689" fo:background-color="#eeeeee" style:font-size-asian="13pt" style:font-size-complex="13pt"/>
    </style:style>
    <style:style style:name="P52" style:family="paragraph" style:parent-style-name="Standard">
      <style:paragraph-properties fo:line-height="150%"/>
      <style:text-properties style:font-name="Ubuntu" fo:font-size="13pt" officeooo:rsid="0004baed" fo:background-color="#eeeeee" style:font-size-asian="13pt" style:font-size-complex="13pt"/>
    </style:style>
    <style:style style:name="P53" style:family="paragraph" style:parent-style-name="Standard">
      <style:paragraph-properties fo:line-height="150%"/>
      <style:text-properties style:font-name="Ubuntu" fo:font-size="13pt" officeooo:rsid="0004baed" officeooo:paragraph-rsid="002708e6" fo:background-color="#eeeeee" style:font-size-asian="13pt" style:font-size-complex="13pt"/>
    </style:style>
    <style:style style:name="P54" style:family="paragraph" style:parent-style-name="Standard">
      <style:paragraph-properties fo:line-height="150%"/>
      <style:text-properties style:font-name="Ubuntu" fo:font-size="13pt" officeooo:rsid="0004baed" officeooo:paragraph-rsid="0033f5c9" fo:background-color="#eeeeee" style:font-size-asian="13pt" style:font-size-complex="13pt"/>
    </style:style>
    <style:style style:name="P55" style:family="paragraph" style:parent-style-name="Standard">
      <style:paragraph-properties fo:line-height="150%"/>
      <style:text-properties style:font-name="Ubuntu" fo:font-size="13pt" officeooo:rsid="002a56e9" officeooo:paragraph-rsid="002a56e9" fo:background-color="#eeeeee" style:font-size-asian="13pt" style:font-size-complex="13pt"/>
    </style:style>
    <style:style style:name="P56" style:family="paragraph" style:parent-style-name="Standard">
      <style:paragraph-properties fo:line-height="150%"/>
      <style:text-properties style:font-name="Ubuntu" fo:font-size="13pt" officeooo:rsid="0027bd79" officeooo:paragraph-rsid="002a56e9" fo:background-color="#eeeeee" style:font-size-asian="13pt" style:font-size-complex="13pt"/>
    </style:style>
    <style:style style:name="P57" style:family="paragraph" style:parent-style-name="Standard">
      <style:paragraph-properties fo:line-height="150%"/>
      <style:text-properties style:font-name="Ubuntu" fo:font-size="13pt" officeooo:rsid="0032b4ce" officeooo:paragraph-rsid="0032b4ce" fo:background-color="#eeeeee" style:font-size-asian="13pt" style:font-size-complex="13pt"/>
    </style:style>
    <style:style style:name="P58" style:family="paragraph" style:parent-style-name="Standard">
      <style:paragraph-properties fo:line-height="150%"/>
      <style:text-properties style:font-name="Ubuntu" fo:font-size="13pt" officeooo:rsid="002db22a" officeooo:paragraph-rsid="0033f5c9" fo:background-color="#eeeeee" style:font-size-asian="13pt" style:font-size-complex="13pt"/>
    </style:style>
    <style:style style:name="P59" style:family="paragraph" style:parent-style-name="Standard">
      <style:paragraph-properties fo:line-height="150%"/>
      <style:text-properties style:font-name="Ubuntu" fo:font-size="13pt" fo:font-weight="normal" officeooo:rsid="00202bda" officeooo:paragraph-rsid="00202bda" fo:background-color="#eeeeee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line-height="150%"/>
      <style:text-properties style:font-name="Ubuntu" fo:font-size="13pt" fo:font-weight="normal" officeooo:rsid="002708e6" officeooo:paragraph-rsid="002708e6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line-height="150%"/>
      <style:text-properties style:font-name="Ubuntu" fo:font-size="13pt" fo:font-weight="normal" officeooo:rsid="002708e6" officeooo:paragraph-rsid="002ae28d" style:font-size-asian="13pt" style:font-weight-asian="normal" style:font-size-complex="13pt" style:font-weight-complex="normal"/>
    </style:style>
    <style:style style:name="P62" style:family="paragraph" style:parent-style-name="Standard">
      <style:paragraph-properties fo:line-height="150%"/>
      <style:text-properties style:font-name="Ubuntu" fo:font-size="13pt" fo:font-weight="bold" officeooo:rsid="00351185" officeooo:paragraph-rsid="00351185" style:font-size-asian="13pt" style:font-weight-asian="bold" style:font-size-complex="13pt" style:font-weight-complex="bold"/>
    </style:style>
    <style:style style:name="P63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64" style:family="paragraph" style:parent-style-name="Heading_20_3">
      <style:paragraph-properties fo:line-height="150%" fo:text-align="center" style:justify-single-word="false"/>
      <style:text-properties style:font-name="Ubuntu"/>
    </style:style>
    <style:style style:name="P65" style:family="paragraph" style:parent-style-name="Heading_20_3">
      <style:paragraph-properties fo:line-height="150%" fo:text-align="center" style:justify-single-word="false"/>
      <style:text-properties style:font-name="Ubuntu"/>
    </style:style>
    <style:style style:name="P66" style:family="paragraph" style:parent-style-name="Standard">
      <style:paragraph-properties fo:line-height="150%"/>
      <style:text-properties style:font-name="Ubuntu" fo:font-size="13pt" officeooo:rsid="0032b4ce" officeooo:paragraph-rsid="0032b4ce" style:font-size-asian="13pt" style:font-size-complex="13pt"/>
    </style:style>
    <style:style style:name="P67" style:family="paragraph" style:parent-style-name="Standard">
      <style:paragraph-properties fo:line-height="150%"/>
      <style:text-properties style:font-name="Ubuntu" fo:font-size="13pt" officeooo:rsid="003999ed" officeooo:paragraph-rsid="003999ed" style:font-size-asian="13pt" style:font-size-complex="13pt"/>
    </style:style>
    <style:style style:name="P68" style:family="paragraph" style:parent-style-name="Standard">
      <style:paragraph-properties fo:line-height="150%"/>
      <style:text-properties style:font-name="Ubuntu" fo:font-size="13pt" officeooo:rsid="0004baed" style:font-size-asian="13pt" style:font-size-complex="13pt"/>
    </style:style>
    <style:style style:name="P69" style:family="paragraph" style:parent-style-name="Standard">
      <style:paragraph-properties fo:line-height="150%"/>
      <style:text-properties style:font-name="Ubuntu" fo:font-size="13pt" officeooo:rsid="0004baed" officeooo:paragraph-rsid="003f3e10" style:font-size-asian="13pt" style:font-size-complex="13pt"/>
    </style:style>
    <style:style style:name="P70" style:family="paragraph" style:parent-style-name="Standard">
      <style:paragraph-properties fo:line-height="150%"/>
      <style:text-properties style:font-name="Ubuntu" fo:font-size="13pt" officeooo:rsid="0004baed" officeooo:paragraph-rsid="003aa49c" style:font-size-asian="13pt" style:font-size-complex="13pt"/>
    </style:style>
    <style:style style:name="P71" style:family="paragraph" style:parent-style-name="Standard">
      <style:paragraph-properties fo:line-height="150%"/>
      <style:text-properties style:font-name="Ubuntu" fo:font-size="13pt" officeooo:rsid="0004baed" officeooo:paragraph-rsid="003fca1e" style:font-size-asian="13pt" style:font-size-complex="13pt"/>
    </style:style>
    <style:style style:name="P72" style:family="paragraph" style:parent-style-name="Standard">
      <style:paragraph-properties fo:line-height="150%"/>
      <style:text-properties style:font-name="Ubuntu" fo:font-size="13pt" officeooo:rsid="0039c93c" officeooo:paragraph-rsid="0039c93c" style:font-size-asian="13pt" style:font-size-complex="13pt"/>
    </style:style>
    <style:style style:name="P73" style:family="paragraph" style:parent-style-name="Standard">
      <style:paragraph-properties fo:line-height="150%"/>
      <style:text-properties style:font-name="Ubuntu" fo:font-size="13pt" officeooo:rsid="0039c93c" officeooo:paragraph-rsid="003aa49c" style:font-size-asian="13pt" style:font-size-complex="13pt"/>
    </style:style>
    <style:style style:name="P74" style:family="paragraph" style:parent-style-name="Standard">
      <style:paragraph-properties fo:line-height="150%"/>
      <style:text-properties style:font-name="Ubuntu" fo:font-size="13pt" officeooo:rsid="003aa49c" officeooo:paragraph-rsid="0039c93c" style:font-size-asian="13pt" style:font-size-complex="13pt"/>
    </style:style>
    <style:style style:name="P75" style:family="paragraph" style:parent-style-name="Standard">
      <style:paragraph-properties fo:line-height="150%"/>
      <style:text-properties style:font-name="Ubuntu" fo:font-size="13pt" officeooo:rsid="003aa49c" officeooo:paragraph-rsid="003aa49c" style:font-size-asian="13pt" style:font-size-complex="13pt"/>
    </style:style>
    <style:style style:name="P76" style:family="paragraph" style:parent-style-name="Standard">
      <style:paragraph-properties fo:line-height="150%"/>
      <style:text-properties style:font-name="Ubuntu" fo:font-size="13pt" officeooo:rsid="003bc41c" officeooo:paragraph-rsid="003bc41c" style:font-size-asian="13pt" style:font-size-complex="13pt"/>
    </style:style>
    <style:style style:name="P77" style:family="paragraph" style:parent-style-name="Standard">
      <style:paragraph-properties fo:line-height="150%"/>
      <style:text-properties style:font-name="Ubuntu" fo:font-size="13pt" officeooo:rsid="003d75df" officeooo:paragraph-rsid="003d75df" style:font-size-asian="13pt" style:font-size-complex="13pt"/>
    </style:style>
    <style:style style:name="P78" style:family="paragraph" style:parent-style-name="Standard">
      <style:paragraph-properties fo:line-height="150%"/>
      <style:text-properties style:font-name="Ubuntu" fo:font-size="13pt" officeooo:rsid="003f3e10" officeooo:paragraph-rsid="003f3e10" style:font-size-asian="13pt" style:font-size-complex="13pt"/>
    </style:style>
    <style:style style:name="P79" style:family="paragraph" style:parent-style-name="Standard">
      <style:paragraph-properties fo:line-height="150%"/>
      <style:text-properties style:font-name="Ubuntu" fo:font-size="13pt" officeooo:rsid="003fca1e" officeooo:paragraph-rsid="003fca1e" style:font-size-asian="13pt" style:font-size-complex="13pt"/>
    </style:style>
    <style:style style:name="P80" style:family="paragraph" style:parent-style-name="Standard">
      <style:paragraph-properties fo:line-height="150%"/>
      <style:text-properties style:font-name="Ubuntu" fo:font-size="13pt" officeooo:rsid="003fca1e" officeooo:paragraph-rsid="004a3996" style:font-size-asian="13pt" style:font-size-complex="13pt"/>
    </style:style>
    <style:style style:name="P81" style:family="paragraph" style:parent-style-name="Standard">
      <style:paragraph-properties fo:line-height="150%" fo:text-align="center" style:justify-single-word="false"/>
      <style:text-properties style:font-name="Ubuntu" fo:font-size="13pt" officeooo:rsid="003fca1e" officeooo:paragraph-rsid="004a3996" style:font-size-asian="13pt" style:font-size-complex="13pt"/>
    </style:style>
    <style:style style:name="P82" style:family="paragraph" style:parent-style-name="Standard">
      <style:paragraph-properties fo:line-height="150%"/>
      <style:text-properties style:font-name="Ubuntu" fo:font-size="13pt" officeooo:rsid="00418a0e" officeooo:paragraph-rsid="00418a0e" style:font-size-asian="13pt" style:font-size-complex="13pt"/>
    </style:style>
    <style:style style:name="P83" style:family="paragraph" style:parent-style-name="Standard">
      <style:paragraph-properties fo:line-height="150%"/>
      <style:text-properties style:font-name="Ubuntu" fo:font-size="13pt" officeooo:rsid="00424244" officeooo:paragraph-rsid="00424244" style:font-size-asian="13pt" style:font-size-complex="13pt"/>
    </style:style>
    <style:style style:name="P84" style:family="paragraph" style:parent-style-name="Standard">
      <style:paragraph-properties fo:line-height="150%"/>
      <style:text-properties style:font-name="Ubuntu" fo:font-size="13pt" officeooo:rsid="00433857" officeooo:paragraph-rsid="00433857" style:font-size-asian="13pt" style:font-size-complex="13pt"/>
    </style:style>
    <style:style style:name="P85" style:family="paragraph" style:parent-style-name="Standard">
      <style:paragraph-properties fo:line-height="150%"/>
      <style:text-properties style:font-name="Ubuntu" fo:font-size="13pt" officeooo:rsid="00449493" officeooo:paragraph-rsid="00449493" style:font-size-asian="13pt" style:font-size-complex="13pt"/>
    </style:style>
    <style:style style:name="P86" style:family="paragraph" style:parent-style-name="Standard">
      <style:paragraph-properties fo:line-height="150%"/>
      <style:text-properties style:font-name="Ubuntu" fo:font-size="13pt" officeooo:rsid="00450511" officeooo:paragraph-rsid="00450511" style:font-size-asian="13pt" style:font-size-complex="13pt"/>
    </style:style>
    <style:style style:name="P87" style:family="paragraph" style:parent-style-name="Standard">
      <style:paragraph-properties fo:line-height="150%"/>
      <style:text-properties style:font-name="Ubuntu" fo:font-size="13pt" officeooo:rsid="00450511" officeooo:paragraph-rsid="00472d61" style:font-size-asian="13pt" style:font-size-complex="13pt"/>
    </style:style>
    <style:style style:name="P88" style:family="paragraph" style:parent-style-name="Standard">
      <style:paragraph-properties fo:line-height="150%"/>
      <style:text-properties style:font-name="Ubuntu" fo:font-size="13pt" officeooo:rsid="00472d61" officeooo:paragraph-rsid="00472d61" style:font-size-asian="13pt" style:font-size-complex="13pt"/>
    </style:style>
    <style:style style:name="P89" style:family="paragraph" style:parent-style-name="Standard">
      <style:paragraph-properties fo:line-height="150%"/>
      <style:text-properties style:font-name="Ubuntu" fo:font-size="13pt" officeooo:rsid="004917b1" officeooo:paragraph-rsid="004917b1" style:font-size-asian="13pt" style:font-size-complex="13pt"/>
    </style:style>
    <style:style style:name="P90" style:family="paragraph" style:parent-style-name="Standard">
      <style:paragraph-properties fo:line-height="150%"/>
      <style:text-properties style:font-name="Ubuntu" fo:font-size="13pt" officeooo:rsid="004925eb" officeooo:paragraph-rsid="004925eb" style:font-size-asian="13pt" style:font-size-complex="13pt"/>
    </style:style>
    <style:style style:name="P91" style:family="paragraph" style:parent-style-name="Standard">
      <style:paragraph-properties fo:line-height="150%"/>
      <style:text-properties style:font-name="Ubuntu" fo:font-size="13pt" officeooo:rsid="004a3996" officeooo:paragraph-rsid="004a3996" style:font-size-asian="13pt" style:font-size-complex="13pt"/>
    </style:style>
    <style:style style:name="P92" style:family="paragraph" style:parent-style-name="Standard">
      <style:paragraph-properties fo:line-height="150%"/>
      <style:text-properties style:font-name="Ubuntu" fo:font-size="13pt" officeooo:rsid="004b3991" officeooo:paragraph-rsid="004b3991" style:font-size-asian="13pt" style:font-size-complex="13pt"/>
    </style:style>
    <style:style style:name="P93" style:family="paragraph" style:parent-style-name="Standard">
      <style:paragraph-properties fo:line-height="150%"/>
      <style:text-properties style:font-name="Ubuntu" fo:font-size="13pt" fo:font-style="italic" officeooo:rsid="003aa49c" officeooo:paragraph-rsid="003aa49c" style:font-size-asian="13pt" style:font-style-asian="italic" style:font-size-complex="13pt" style:font-style-complex="italic"/>
    </style:style>
    <style:style style:name="P94" style:family="paragraph" style:parent-style-name="Standard">
      <style:paragraph-properties fo:line-height="150%"/>
      <style:text-properties style:font-name="Ubuntu" fo:font-size="13pt" fo:font-style="italic" officeooo:rsid="003d75df" officeooo:paragraph-rsid="003d75df" style:font-size-asian="13pt" style:font-style-asian="italic" style:font-size-complex="13pt" style:font-style-complex="italic"/>
    </style:style>
    <style:style style:name="P95" style:family="paragraph" style:parent-style-name="Standard">
      <style:paragraph-properties fo:line-height="150%"/>
      <style:text-properties style:font-name="Ubuntu" fo:font-size="13pt" fo:font-style="italic" officeooo:rsid="003f3e10" officeooo:paragraph-rsid="003f3e10" style:font-size-asian="13pt" style:font-style-asian="italic" style:font-size-complex="13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ccb2" style:font-weight-asian="bold" style:font-weight-complex="bold"/>
    </style:style>
    <style:style style:name="T3" style:family="text">
      <style:text-properties fo:font-weight="bold" officeooo:rsid="002237ea" style:font-weight-asian="bold" style:font-weight-complex="bold"/>
    </style:style>
    <style:style style:name="T4" style:family="text">
      <style:text-properties fo:font-weight="bold" officeooo:rsid="0033f5c9" style:font-weight-asian="bold" style:font-weight-complex="bold"/>
    </style:style>
    <style:style style:name="T5" style:family="text">
      <style:text-properties fo:font-weight="bold" fo:background-color="transparent" loext:char-shading-value="0" style:font-weight-asian="bold" style:font-weight-complex="bold"/>
    </style:style>
    <style:style style:name="T6" style:family="text">
      <style:text-properties fo:background-color="#eeeeee" loext:char-shading-value="0"/>
    </style:style>
    <style:style style:name="T7" style:family="text">
      <style:text-properties officeooo:rsid="0017bb32" fo:background-color="#eeeeee" loext:char-shading-value="0"/>
    </style:style>
    <style:style style:name="T8" style:family="text">
      <style:text-properties officeooo:rsid="001d1ce2" fo:background-color="#eeeeee" loext:char-shading-value="0"/>
    </style:style>
    <style:style style:name="T9" style:family="text">
      <style:text-properties officeooo:rsid="0026b4df" fo:background-color="#eeeeee" loext:char-shading-value="0"/>
    </style:style>
    <style:style style:name="T10" style:family="text">
      <style:text-properties officeooo:rsid="0032b4ce" fo:background-color="#eeeeee" loext:char-shading-value="0"/>
    </style:style>
    <style:style style:name="T11" style:family="text">
      <style:text-properties officeooo:rsid="0033f5c9" fo:background-color="#eeeeee" loext:char-shading-value="0"/>
    </style:style>
    <style:style style:name="T12" style:family="text">
      <style:text-properties officeooo:rsid="003aa49c" fo:background-color="#eeeeee" loext:char-shading-value="0"/>
    </style:style>
    <style:style style:name="T13" style:family="text">
      <style:text-properties fo:background-color="#eeeeee" loext:char-shading-value="0"/>
    </style:style>
    <style:style style:name="T14" style:family="text">
      <style:text-properties officeooo:rsid="00433857" fo:background-color="#eeeeee" loext:char-shading-value="0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19e3f3" fo:background-color="transparent" loext:char-shading-value="0"/>
    </style:style>
    <style:style style:name="T17" style:family="text">
      <style:text-properties officeooo:rsid="0017bb32"/>
    </style:style>
    <style:style style:name="T18" style:family="text">
      <style:text-properties officeooo:rsid="0019e3f3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1a25a" style:font-weight-asian="normal" style:font-weight-complex="normal"/>
    </style:style>
    <style:style style:name="T21" style:family="text">
      <style:text-properties officeooo:rsid="0021a25a"/>
    </style:style>
    <style:style style:name="T22" style:family="text">
      <style:text-properties officeooo:rsid="0029b75d"/>
    </style:style>
    <style:style style:name="T23" style:family="text">
      <style:text-properties officeooo:rsid="0029f689"/>
    </style:style>
    <style:style style:name="T24" style:family="text">
      <style:text-properties officeooo:rsid="002a56e9"/>
    </style:style>
    <style:style style:name="T25" style:family="text">
      <style:text-properties officeooo:rsid="002db22a"/>
    </style:style>
    <style:style style:name="T26" style:family="text">
      <style:text-properties officeooo:rsid="002faaa9"/>
    </style:style>
    <style:style style:name="T27" style:family="text">
      <style:text-properties officeooo:rsid="0032b4ce"/>
    </style:style>
    <style:style style:name="T28" style:family="text">
      <style:text-properties officeooo:rsid="0033f5c9"/>
    </style:style>
    <style:style style:name="T29" style:family="text">
      <style:text-properties officeooo:rsid="00379f4a"/>
    </style:style>
    <style:style style:name="T30" style:family="text">
      <style:text-properties officeooo:rsid="00433857"/>
    </style:style>
    <style:style style:name="T31" style:family="text">
      <style:text-properties officeooo:rsid="00450511"/>
    </style:style>
    <style:style style:name="T32" style:family="text">
      <style:text-properties officeooo:rsid="004a3996"/>
    </style:style>
    <style:style style:name="T33" style:family="text">
      <style:text-properties officeooo:rsid="004b39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3" text:outline-level="2">Hooks React</text:h>
      <text:p text:style-name="P1"/>
      <text:p text:style-name="P3">É possível usar os hooks apenas dentro de componentes funcionais.</text:p>
      <text:p text:style-name="P3"/>
      <text:p text:style-name="P5">O numero de vezes que um hook é executado / chamado, nunca pode mudar, ou seja, não pode colocar o hook dentro de um if ou função.</text:p>
      <text:p text:style-name="P7">__________________________________________________________________________</text:p>
      <text:h text:style-name="P64" text:outline-level="3"><text:span text:style-name="T2">u</text:span><text:span text:style-name="T1">seState</text:span></text:h>
      <text:p text:style-name="P6">Armazena valores (estados). Permite armazenar estado a componentes funcionais. Possui dois valores, o primeiro é uma variável que guarda o valor e o segundo é uma função que seta (altera) o state (variável). Dentro do useState é passado o valor inicial, uma string, numero, lista, objeto, etc.</text:p>
      <text:p text:style-name="P4"/>
      <text:p text:style-name="P6">O jeito correto de pegar um valor anterior e setar um novo valor baseado no antigo é colocar uma função dentro do setValor e utilizar como parametro um prevState e alterar ele.</text:p>
      <text:p text:style-name="P4"/>
      <text:p text:style-name="P6">É possível colocar um objeto com mais de um valor dentro do useState só que vai ser preciso retornar ele inteiro quando for alterar porque se a alteração ocorrer apenas em um valor ele não vai pegar o outro automaticamente. Normalmente não é utilizado desse jeito, se for preciso de dois ou mais valores guardados, será utilizado vários states separados para isso.</text:p>
      <text:p text:style-name="P5"><text:span text:style-name="T15"/></text:p>
      <text:p text:style-name="P4"><text:span text:style-name="T5">Importar: </text:span><text:span text:style-name="T6">import { useState } from “react” </text:span></text:p>
      <text:p text:style-name="P5"><text:span text:style-name="T15"/></text:p>
      <text:p text:style-name="P44"><text:span text:style-name="T5">Declarar:</text:span><text:span text:style-name="T15"> const [valor, setValor] = useState(valorInicial) </text:span></text:p>
      <text:p text:style-name="P5"><text:span text:style-name="T15"/></text:p>
      <text:p text:style-name="P6"><text:span text:style-name="T5">Utilização:</text:span><text:span text:style-name="T15"> </text:span><text:span text:style-name="T6">onClick={</text:span><text:span text:style-name="T7">setValor((prevState) =&gt; </text:span><text:span text:style-name="T6">{</text:span><text:span text:style-name="T7">prevStateAlterado</text:span><text:span text:style-name="T6">}</text:span><text:span text:style-name="T7">)</text:span><text:span text:style-name="T6">} </text:span></text:p>
      <text:p text:style-name="P6"><text:soft-page-break/><text:span text:style-name="T5">Objeto Como Valor:</text:span><text:span text:style-name="T15"> </text:span></text:p>
      <text:p text:style-name="P45"><text:span text:style-name="T17">const [</text:span>obj<text:span text:style-name="T17">, set</text:span>Obj<text:span text:style-name="T17">] = useState({count: 0, theme: “dark”}) </text:span></text:p>
      <text:p text:style-name="P45"/>
      <text:p text:style-name="P46"><text:span text:style-name="T17">s</text:span>etValor((prevState) =&gt; { </text:p>
      <text:p text:style-name="P46"><text:span text:style-name="T15"><text:s text:c="4"/></text:span><text:span text:style-name="T18">return { </text:span></text:p>
      <text:p text:style-name="P46"><text:span text:style-name="T16"><text:s text:c="8"/></text:span><text:span text:style-name="T18">...prevState, count: prevState + 1, theme: “light” </text:span></text:p>
      <text:p text:style-name="P46"><text:span text:style-name="T16"><text:s text:c="4"/></text:span><text:span text:style-name="T18">} </text:span></text:p>
      <text:p text:style-name="P46">}) </text:p>
      <text:p text:style-name="P1"/>
      <text:p text:style-name="P3"><text:span text:style-name="T1">Exemplo:</text:span> </text:p>
      <text:p text:style-name="P1">import { useState } from 'react' </text:p>
      <text:p text:style-name="P1"/>
      <text:p text:style-name="P1">function UseState() {</text:p>
      <text:p text:style-name="P1"><text:s text:c="4"/>const [count, setCount] = useState(0)</text:p>
      <text:p text:style-name="P1"/>
      <text:p text:style-name="P2"><text:s text:c="4"/>return (</text:p>
      <text:p text:style-name="P2"><text:s text:c="8"/>&lt;&gt;</text:p>
      <text:p text:style-name="P2"><text:s text:c="12"/>&lt;h1&gt;{count}&lt;/h1&gt;</text:p>
      <text:p text:style-name="P2"><text:s text:c="12"/>&lt;button onClick={() =&gt; {setCount((prevState) =&gt; prevState + <text:s text:c="19"/></text:p>
      <text:p text:style-name="P2"><text:s text:c="12"/>1)}}&gt;Aumentar Valor&lt;/button&gt;</text:p>
      <text:p text:style-name="P2"><text:s text:c="12"/>&lt;button onClick={() =&gt; {setCount((prevState) =&gt; prevState - <text:s text:c="4"/></text:p>
      <text:p text:style-name="P2"><text:s text:c="12"/>1)}}&gt;Diminuir Valor&lt;/button&gt;</text:p>
      <text:p text:style-name="P2"><text:s text:c="8"/>&lt;/&gt;</text:p>
      <text:p text:style-name="P2"><text:s text:c="4"/>)</text:p>
      <text:p text:style-name="P1">}</text:p>
      <text:p text:style-name="P1"/>
      <text:p text:style-name="P1">export default UseState</text:p>
      <text:p text:style-name="P7"/>
      <text:p text:style-name="P7"/>
      <text:p text:style-name="P7"/>
      <text:p text:style-name="P7"/>
      <text:p text:style-name="P7">__________________________________________________________________________</text:p>
      <text:h text:style-name="P64" text:outline-level="3"><text:soft-page-break/>useEffect</text:h>
      <text:p text:style-name="P12">Permite executar efeitos colaterais em componentes funcionais, ou seja, é usado quando é preciso executar algo quando alguma coisa acontece (muda).</text:p>
      <text:p text:style-name="P8"/>
      <text:p text:style-name="P12">Recebe dois parâmetros, uma função e uma lista opcional. A lista é o que o useEffect vai ficar de olho, sempre que essa lista for alterada a função vai ser executada. Se a lista estiver vazia, ele será executado apenas quando o componente iniciar, ou seja, quando a pagina é carregada. Se não tiver lista, ele será executado toda vez que o componente atualizar.</text:p>
      <text:p text:style-name="P8"/>
      <text:p text:style-name="P12">Basicamente o useEffect é executado sempre que o valor passado na lista mudar. É possível passar mais de um valor e fazer mais de um useEffect.</text:p>
      <text:p text:style-name="P9"/>
      <text:p text:style-name="P13">O useEffect não pode ser assíncrono, por isso, quando for necessário criar um fetch async o certo é criar uma função dentro dele e essa função poderá conter o fetch.</text:p>
      <text:p text:style-name="P8"/>
      <text:p text:style-name="P13">Com o useEffect é possível puxar valores de API diferente sempre que um botão for clicado, por exemplo, quando um botão post ser clicado o fetch será direcionado pro post, quando um botão comment ser clicado o fetch vai para os comentários, fazendo com que o valor mostrado mude.</text:p>
      <text:p text:style-name="P8"/>
      <text:p text:style-name="P13"><text:span text:style-name="T1">Importar:</text:span> <text:span text:style-name="T8">import { useEffect } from “react” </text:span></text:p>
      <text:p text:style-name="P8"/>
      <text:p text:style-name="P13"><text:span text:style-name="T1">Utilização:</text:span> <text:span text:style-name="T6">useEffect(( ) =&gt; {}, [valorObservado]) </text:span></text:p>
      <text:p text:style-name="P8"/>
      <text:p text:style-name="P8"/>
      <text:p text:style-name="P8"/>
      <text:p text:style-name="P8"/>
      <text:p text:style-name="P13"><text:soft-page-break/><text:span text:style-name="T1">Utilização Com Async: </text:span></text:p>
      <text:p text:style-name="P59">useEffect(( ) =&gt; {</text:p>
      <text:p text:style-name="P59"><text:span text:style-name="T15"><text:s text:c="4"/></text:span>const fetchAsync = async () =&gt; {</text:p>
      <text:p text:style-name="P48"><text:span text:style-name="T5"><text:s text:c="8"/></text:span><text:span text:style-name="T19">const response = await fetch(</text:span><text:span text:style-name="T20">`</text:span><text:span text:style-name="T19">url/</text:span><text:span text:style-name="T20">${valorDinamico}`</text:span><text:span text:style-name="T19">)</text:span></text:p>
      <text:p text:style-name="P59"><text:span text:style-name="T15"><text:s text:c="7"/></text:span>const responseJSON = await response.json()</text:p>
      <text:p text:style-name="P59"><text:span text:style-name="T5"><text:s text:c="4"/></text:span>}</text:p>
      <text:p text:style-name="P47"><text:span text:style-name="T5"><text:s text:c="4"/></text:span><text:span text:style-name="T19">fetchAsync()</text:span></text:p>
      <text:p text:style-name="P59">}, [<text:span text:style-name="T21">valorDinamico</text:span>])</text:p>
      <text:p text:style-name="P9"/>
      <text:p text:style-name="P23"><text:span text:style-name="T1">Exemplo </text:span><text:span text:style-name="T3">1</text:span><text:span text:style-name="T1">:</text:span> </text:p>
      <text:p text:style-name="P10">import { useEffect, useState } from 'react' </text:p>
      <text:p text:style-name="P10"/>
      <text:p text:style-name="P10">function UseEffect() {</text:p>
      <text:p text:style-name="P10"><text:s text:c="4"/>const [resourceType, setResourceType] = useState("Posts")</text:p>
      <text:p text:style-name="P10"/>
      <text:p text:style-name="P10"><text:s text:c="4"/>useEffect(() =&gt; {</text:p>
      <text:p text:style-name="P10"><text:s text:c="8"/>console.log("resource type mudou")</text:p>
      <text:p text:style-name="P10"><text:s text:c="4"/>}, [resourceType])</text:p>
      <text:p text:style-name="P10"/>
      <text:p text:style-name="P10"><text:s text:c="4"/>const changeResourceType = (resourceType) =&gt; {</text:p>
      <text:p text:style-name="P10"><text:s text:c="8"/>setResourceType(resourceType)</text:p>
      <text:p text:style-name="P10"><text:s text:c="4"/>}</text:p>
      <text:p text:style-name="P10"/>
      <text:p text:style-name="P10"><text:s text:c="2"/>return (</text:p>
      <text:p text:style-name="P10"><text:s text:c="4"/>&lt;div&gt;</text:p>
      <text:p text:style-name="P10"><text:s text:c="8"/>&lt;h1&gt;{resourceType}&lt;/h1&gt;</text:p>
      <text:p text:style-name="P11"><text:s text:c="8"/>&lt;button onClick={() =&gt; </text:p>
      <text:p text:style-name="P11"><text:s text:c="8"/>{changeResourceType("Posts")}}&gt;Posts&lt;/button&gt;</text:p>
      <text:p text:style-name="P11"><text:s text:c="8"/>&lt;button onClick={() =&gt; </text:p>
      <text:p text:style-name="P11"><text:s text:c="8"/>{changeResourceType("Comments")}}&gt;Comments&lt;/button&gt;</text:p>
      <text:p text:style-name="P11"><text:s text:c="8"/>&lt;button onClick={() =&gt; </text:p>
      <text:p text:style-name="P11"><text:soft-page-break/><text:s text:c="8"/>{changeResourceType("Todos")}}&gt;Todos&lt;/button&gt;</text:p>
      <text:p text:style-name="P10"><text:s text:c="4"/>&lt;/div&gt;</text:p>
      <text:p text:style-name="P10"><text:s text:c="2"/>)</text:p>
      <text:p text:style-name="P10">}</text:p>
      <text:p text:style-name="P10"/>
      <text:p text:style-name="P10">export default UseEffect</text:p>
      <text:p text:style-name="P15"/>
      <text:p text:style-name="P24"><text:span text:style-name="T1">Exemplo 2:</text:span> </text:p>
      <text:p text:style-name="P14">import { useEffect, useState } from 'react'</text:p>
      <text:p text:style-name="P14"/>
      <text:p text:style-name="P14">function UseEffect() {</text:p>
      <text:p text:style-name="P14"><text:s text:c="4"/>const [resourceType, setResourceType] = useState("Posts")</text:p>
      <text:p text:style-name="P14"><text:s text:c="4"/>const [items, setItems] = useState([])</text:p>
      <text:p text:style-name="P14"/>
      <text:p text:style-name="P14"><text:s text:c="4"/>useEffect(() =&gt; {</text:p>
      <text:p text:style-name="P14"><text:s text:c="8"/>fetch(`https://jsonplaceholder.typicode.com/${resourceType}`)</text:p>
      <text:p text:style-name="P14"><text:s text:c="8"/>.then(resp =&gt; resp.json())</text:p>
      <text:p text:style-name="P14"><text:s text:c="8"/>.then((data) =&gt; {</text:p>
      <text:p text:style-name="P14"><text:s text:c="12"/>setItems(data)</text:p>
      <text:p text:style-name="P14"><text:s text:c="8"/>})</text:p>
      <text:p text:style-name="P14"><text:s text:c="4"/>}, [resourceType])</text:p>
      <text:p text:style-name="P14"/>
      <text:p text:style-name="P14"><text:s text:c="4"/>const changeResourceType = (resourceType) =&gt; {</text:p>
      <text:p text:style-name="P14"><text:s text:c="8"/>setResourceType(resourceType)</text:p>
      <text:p text:style-name="P14"><text:s text:c="4"/>}</text:p>
      <text:p text:style-name="P14"/>
      <text:p text:style-name="P14"><text:s text:c="2"/>return (</text:p>
      <text:p text:style-name="P14"><text:s text:c="4"/>&lt;div&gt;</text:p>
      <text:p text:style-name="P16"><text:s text:c="8"/>&lt;button onClick={() =&gt; </text:p>
      <text:p text:style-name="P16"><text:s text:c="8"/>{changeResourceType("Posts")}}&gt;Posts&lt;/button&gt;</text:p>
      <text:p text:style-name="P16"><text:s text:c="8"/>&lt;button onClick={() =&gt; </text:p>
      <text:p text:style-name="P16"><text:s text:c="8"/>{changeResourceType("Comments")}}&gt;Comments&lt;/button&gt;</text:p>
      <text:p text:style-name="P16"><text:soft-page-break/><text:s text:c="8"/>&lt;button onClick={() =&gt; <text:s/></text:p>
      <text:p text:style-name="P16"><text:s text:c="8"/>{changeResourceType("Todos")}}&gt;Todos&lt;/button&gt;</text:p>
      <text:p text:style-name="P14"/>
      <text:p text:style-name="P14"><text:s text:c="8"/>{</text:p>
      <text:p text:style-name="P14"><text:s text:c="12"/>items.map((item, i) =&gt; (</text:p>
      <text:p text:style-name="P14"><text:s text:c="16"/>&lt;p key={i}&gt;</text:p>
      <text:p text:style-name="P16"><text:s text:c="20"/>{item.title ? "Possui titulo: " + item.title : "Não Possui titulo: </text:p>
      <text:p text:style-name="P16"><text:s text:c="21"/>" + item.id}</text:p>
      <text:p text:style-name="P14"><text:s text:c="16"/>&lt;/p&gt;</text:p>
      <text:p text:style-name="P14"><text:s text:c="12"/>))</text:p>
      <text:p text:style-name="P14"><text:s text:c="8"/>}</text:p>
      <text:p text:style-name="P14"><text:s text:c="4"/>&lt;/div&gt;</text:p>
      <text:p text:style-name="P14"><text:s text:c="2"/>)</text:p>
      <text:p text:style-name="P14">}</text:p>
      <text:p text:style-name="P14"/>
      <text:p text:style-name="P14">export default UseEffect</text:p>
      <text:p text:style-name="P25">__________________________________________________________________________</text:p>
      <text:h text:style-name="P64" text:outline-level="3">useRef</text:h>
      <text:p text:style-name="P29">O useRef possui 3 formas de ser usado.</text:p>
      <text:p text:style-name="P29"/>
      <text:p text:style-name="P30"><text:span text:style-name="T1">Importar:</text:span> <text:span text:style-name="T9">import { useRef } from “react” </text:span></text:p>
      <text:p text:style-name="P29"/>
      <text:p text:style-name="P29"><text:span text:style-name="T1">Forma 1:</text:span> <text:span text:style-name="T22">Guarda quantas vezes um componente foi renderizado. Ele guarda um valor, mas quando é atualizado o componente não é renderizado novamente.</text:span></text:p>
      <text:p text:style-name="P29"/>
      <text:p text:style-name="P30">Recebe um valor inicial e o valor atual dele fica guardado no .current.</text:p>
      <text:p text:style-name="P26"/>
      <text:p text:style-name="P30">Vai ser útil para quando um valor precisar persistir durante todo o <text:s/>ciclo de vida do componente, mas não permitir que quando esse valor for alterado o componente seja renderizado novamente.</text:p>
      <text:p text:style-name="P30"><text:soft-page-break/><text:span text:style-name="T1">Utilizar:</text:span> </text:p>
      <text:p text:style-name="P49">const renders = useRef(0) </text:p>
      <text:p text:style-name="P17"/>
      <text:p text:style-name="P49">useEffect(( ) =&gt; {renders.current = renders.current + 1}) </text:p>
      <text:p text:style-name="P28"/>
      <text:p text:style-name="P50">&lt;<text:span text:style-name="T22">p</text:span>&gt;<text:span text:style-name="T22">Renders: {renders.current}</text:span>&lt;/<text:span text:style-name="T22">p</text:span>&gt; </text:p>
      <text:p text:style-name="P19"/>
      <text:p text:style-name="P30"><text:span text:style-name="T1">Forma 2:</text:span> A forma mais usada do useRef.</text:p>
      <text:p text:style-name="P30"/>
      <text:p text:style-name="P30">É possível usá-lo para referenciar elemento HTML, ou seja, também serve para armazenar um elemento HTML, esse elemento fica na propriedade .current do useRef.</text:p>
      <text:p text:style-name="P30"/>
      <text:p text:style-name="P31">Essa é a principal utilidade do useRef, pegar uma referencia do elemento e manipulá-lo, pegar propriedades, valores, etc.</text:p>
      <text:p text:style-name="P14"/>
      <text:p text:style-name="P30">Para selecionar o elemento, basta colocar um ref={} como atributo e dentro do ref ficará a variável que esta com o useRef.</text:p>
      <text:p text:style-name="P30"/>
      <text:p text:style-name="P30"><text:span text:style-name="T1">Utilizar:</text:span> </text:p>
      <text:p text:style-name="P31"><text:span text:style-name="T6">const paragrafoRef = useRef( ) </text:span><text:s/>← O valor .current dele é o &lt;p&gt;</text:p>
      <text:p text:style-name="P51">console.log(paragrafoRef.current) </text:p>
      <text:p text:style-name="P14"/>
      <text:p text:style-name="P52">&lt;<text:span text:style-name="T23">p ref={elementRef}&gt;&lt;/p&gt; </text:span></text:p>
      <text:p text:style-name="P27"/>
      <text:p text:style-name="P27"/>
      <text:p text:style-name="P27"/>
      <text:p text:style-name="P33"><text:span text:style-name="T1">Exemplo:</text:span> </text:p>
      <text:p text:style-name="P60">import { useState, useRef } from "react"</text:p>
      <text:p text:style-name="P60"/>
      <text:p text:style-name="P60"/>
      <text:p text:style-name="P60"><text:soft-page-break/>function UseRef() {</text:p>
      <text:p text:style-name="P60"><text:s text:c="4"/>const [name, setName] = useState("")</text:p>
      <text:p text:style-name="P60"><text:s text:c="4"/>const inputRef = useRef()</text:p>
      <text:p text:style-name="P60"><text:s text:c="4"/></text:p>
      <text:p text:style-name="P60"><text:s text:c="4"/>function focusInput() {inputRef.current.focus()}</text:p>
      <text:p text:style-name="P60"/>
      <text:p text:style-name="P60"><text:s text:c="4"/>return (</text:p>
      <text:p text:style-name="P60"><text:s text:c="8"/>&lt;div&gt;</text:p>
      <text:p text:style-name="P61"><text:s text:c="12"/>&lt;input ref={inputRef} value={name} onChange={(e) =&gt; </text:p>
      <text:p text:style-name="P61"><text:s text:c="12"/>setName(e.target.value)} /&gt;</text:p>
      <text:p text:style-name="P60"><text:s text:c="12"/>&lt;p&gt;oi meu nome é {name}&lt;/p&gt;</text:p>
      <text:p text:style-name="P60"><text:s text:c="12"/>&lt;button onClick={focusInput}&gt;Focus Input&lt;/button&gt;</text:p>
      <text:p text:style-name="P60"><text:s text:c="8"/>&lt;/div&gt;</text:p>
      <text:p text:style-name="P60"><text:s text:c="4"/>)</text:p>
      <text:p text:style-name="P60">}</text:p>
      <text:p text:style-name="P60"/>
      <text:p text:style-name="P60">export default UseRef</text:p>
      <text:p text:style-name="P27"/>
      <text:p text:style-name="P31"><text:span text:style-name="T1">Forma 3:</text:span> <text:span text:style-name="T24">Também é usado para guardar o valor anterior de um state e guardá-lo.</text:span></text:p>
      <text:p text:style-name="P31"/>
      <text:p text:style-name="P32"><text:span text:style-name="T1">Utilizar:</text:span> </text:p>
      <text:p text:style-name="P55">const previusState = useRef( ) </text:p>
      <text:p text:style-name="P56">useEffect(( ) =&gt; {previusState.current = state}, [state]) </text:p>
      <text:p text:style-name="P33">__________________________________________________________________________</text:p>
      <text:h text:style-name="P64" text:outline-level="3">useReducer</text:h>
      <text:p text:style-name="P34">É usado para gerenciar estado dentro dos componentes assim como o useState só que de uma maneira diferente</text:p>
      <text:p text:style-name="P34"/>
      <text:p text:style-name="P34"/>
      <text:p text:style-name="P34"/>
      <text:p text:style-name="P34"><text:soft-page-break/></text:p>
      <text:p text:style-name="P35">Ele retorna uma lista e recebe como primeiro valor dessa lista o state <text:span text:style-name="T27">e o dispatch: </text:span><text:span text:style-name="T6">const [state, dispatch] = useReducer() </text:span></text:p>
      <text:p text:style-name="P35"/>
      <text:p text:style-name="P37">O primeiro parametro é a função reducer, que faz a alteração do estado, recebe como parametro o state e o action. O state.valor é o valor recebido para alteração. O action.type é a condição para essa alteração:</text:p>
      <text:p text:style-name="P57">function reducer(state, action) {console.log(state.<text:span text:style-name="T28">variável</text:span>, action.type} </text:p>
      <text:p text:style-name="P35"><text:span text:style-name="T6">const [state, dispatch] = useReducer(</text:span><text:span text:style-name="T10">reducer, {</text:span><text:span text:style-name="T11">variável</text:span><text:span text:style-name="T10">: valor}</text:span><text:span text:style-name="T6">) </text:span></text:p>
      <text:p text:style-name="P35"/>
      <text:p text:style-name="P35"/>
      <text:p text:style-name="P37">O dispatch vai no elemento e recebe um objeto com type como propriedade que se liga ao action.type para fazer a alteração. <text:span text:style-name="T28">O dispatch é a função reducer</text:span>:</text:p>
      <text:p text:style-name="P57">&lt;button onClick={() =&gt; dispatch({type: "increment"})}&gt;Aumentar Valor&lt;/button&gt; </text:p>
      <text:p text:style-name="P34"/>
      <text:p text:style-name="P38">Basicamente o type do dispatch é o action.type do reducer que é a condição de alteração, se o action.type for um valor ele faz uma alteração, se é outro ele faz uma alteração diferente.</text:p>
      <text:p text:style-name="P38"/>
      <text:p text:style-name="P38"/>
      <text:p text:style-name="P38"/>
      <text:p text:style-name="P39">É possível usar o usereducer e usestate juntos</text:p>
      <text:p text:style-name="P41">o dispacth pode receber mais que o type, qualquer coisa que quiser</text:p>
      <text:p text:style-name="P41">o action armazena todos os valor do dispatch: action.<text:span text:style-name="T29">type</text:span>, action.<text:span text:style-name="T29">payload. é uma convenção chamar o segundo parametro do dispatch de payload:</text:span></text:p>
      <text:p text:style-name="P41">dispacth({<text:span text:style-name="T29">type</text:span>: “valor1”, <text:span text:style-name="T29">payload</text:span>: valor<text:span text:style-name="T29">Dinamico</text:span>})</text:p>
      <text:p text:style-name="P41"/>
      <text:p text:style-name="P43">Quando usar o useReducer e o useState: Use o useReducer quando o state for muito complexo, grande ou quando o valor do state depender <text:soft-page-break/>de outros valores, ou seja, quando varias propriedades do state dependerem uma da outra</text:p>
      <text:p text:style-name="P38"/>
      <text:p text:style-name="P38"/>
      <text:p text:style-name="P38"/>
      <text:p text:style-name="P27"/>
      <text:p text:style-name="P34"><text:span text:style-name="T1">importar:</text:span> <text:span text:style-name="T6">import { useReducer } from “react” </text:span></text:p>
      <text:p text:style-name="P18"/>
      <text:p text:style-name="P38"><text:span text:style-name="T1">Utilizar:</text:span> </text:p>
      <text:p text:style-name="P58">function reducer(state, action) <text:span text:style-name="T28">{console.log(state.variável, action.type)} </text:span></text:p>
      <text:p text:style-name="P53"/>
      <text:p text:style-name="P58">const [state, dispatch] = useReducer(reducer, {<text:span text:style-name="T28">variável</text:span>: <text:span text:style-name="T28">valor</text:span>}) </text:p>
      <text:p text:style-name="P53"/>
      <text:p text:style-name="P54">&lt;<text:span text:style-name="T26">button onClick={() =&gt; dispatch({type: “increment”})}</text:span>&gt;<text:span text:style-name="T26">Aumentar Counter</text:span>&lt;/<text:span text:style-name="T26">button</text:span>&gt; </text:p>
      <text:p text:style-name="P18"/>
      <text:p text:style-name="P18"/>
      <text:p text:style-name="P34"><text:span text:style-name="T4">Exemplo 1</text:span><text:span text:style-name="T1">:</text:span> </text:p>
      <text:p text:style-name="P34">function reducer(state, action) {</text:p>
      <text:p text:style-name="P34"><text:s text:c="4"/><text:span text:style-name="T26">switch(action.type) {</text:span></text:p>
      <text:p text:style-name="P34"><text:s text:c="8"/><text:span text:style-name="T26">case ‘increment’:</text:span></text:p>
      <text:p text:style-name="P34"><text:s text:c="12"/><text:span text:style-name="T26">return {counter: state.counter + 1}</text:span></text:p>
      <text:p text:style-name="P36"><text:s text:c="9"/><text:span text:style-name="T28">case ‘decrement’:</text:span></text:p>
      <text:p text:style-name="P36"><text:s text:c="13"/><text:span text:style-name="T28">return {counter: state.counter - <text:s/>1}</text:span></text:p>
      <text:p text:style-name="P34"><text:tab/><text:span text:style-name="T26">default:</text:span></text:p>
      <text:p text:style-name="P34"><text:s text:c="12"/><text:span text:style-name="T26">return state</text:span></text:p>
      <text:p text:style-name="P34"><text:s text:c="4"/><text:span text:style-name="T26">}</text:span></text:p>
      <text:p text:style-name="P34">}</text:p>
      <text:p text:style-name="P34"/>
      <text:p text:style-name="P34">const [state, dispatch] = useReducer(reducer, {counter: 0})</text:p>
      <text:p text:style-name="P14"/>
      <text:p text:style-name="P14"><text:soft-page-break/>&lt;<text:span text:style-name="T25">p&gt;{state.counter}&lt;/p&gt;</text:span></text:p>
      <text:p text:style-name="P20">&lt;<text:span text:style-name="T26">button onClick={() =&gt; dispatch({type: “increment”})}</text:span>&gt;<text:span text:style-name="T26">Aumentar Counter</text:span>&lt;/<text:span text:style-name="T26">button</text:span>&gt;</text:p>
      <text:p text:style-name="P21">&lt;<text:span text:style-name="T26">button onClick={() =&gt; dispatch({type: “</text:span><text:span text:style-name="T28">decrement</text:span><text:span text:style-name="T26">”})}</text:span>&gt;<text:span text:style-name="T28">Diminuir</text:span><text:span text:style-name="T26"> Counter</text:span>&lt;/<text:span text:style-name="T26">button</text:span>&gt;</text:p>
      <text:p text:style-name="P14"/>
      <text:p text:style-name="P62">Exemplo 2: <text:span text:style-name="T19">Com ele tambem é possível guardar varias tarefas dentro do state e mostrar elas na tela.</text:span></text:p>
      <text:p text:style-name="P14"/>
      <text:p text:style-name="P14">import { useReducer, useState } from "react"</text:p>
      <text:p text:style-name="P14"/>
      <text:p text:style-name="P14">const reducer = (state, action) =&gt; {</text:p>
      <text:p text:style-name="P14"><text:s text:c="4"/>switch (action.type) {</text:p>
      <text:p text:style-name="P14"><text:s text:c="8"/>case 'add-task': </text:p>
      <text:p text:style-name="P22"><text:s text:c="8"/>return {</text:p>
      <text:p text:style-name="P22"><text:s text:c="12"/>tasks: [...state.tasks, {name: action.payload, isCompleted: false}]</text:p>
      <text:p text:style-name="P14"><text:s text:c="8"/>}</text:p>
      <text:p text:style-name="P14"><text:s text:c="8"/>default:</text:p>
      <text:p text:style-name="P14"><text:s text:c="12"/>return state</text:p>
      <text:p text:style-name="P14"><text:s text:c="4"/>}</text:p>
      <text:p text:style-name="P14">}</text:p>
      <text:p text:style-name="P14"/>
      <text:p text:style-name="P14">function UseReducer() {</text:p>
      <text:p text:style-name="P14"><text:s text:c="4"/>const [state, dispatch] = useReducer(reducer, {tasks: []})</text:p>
      <text:p text:style-name="P14"/>
      <text:p text:style-name="P14"><text:s text:c="4"/>const [inputValue, setInputValue] = useState('')</text:p>
      <text:p text:style-name="P14"/>
      <text:p text:style-name="P14"><text:s text:c="4"/>return (</text:p>
      <text:p text:style-name="P22"><text:s text:c="8"/>&lt;div&gt;</text:p>
      <text:p text:style-name="P22"><text:s text:c="12"/>&lt;input value={inputValue} onChange={e =&gt; </text:p>
      <text:p text:style-name="P22"><text:s text:c="12"/>setInputValue(e.target.value)} /&gt;</text:p>
      <text:p text:style-name="P14"><text:s text:c="12"/>&lt;button onClick={() =&gt; {</text:p>
      <text:p text:style-name="P14"><text:soft-page-break/><text:s text:c="16"/>dispatch({type: "add-task", payload: inputValue})</text:p>
      <text:p text:style-name="P14"><text:s text:c="16"/>setInputValue("")</text:p>
      <text:p text:style-name="P14"><text:s text:c="16"/>}}&gt;</text:p>
      <text:p text:style-name="P14"><text:s text:c="16"/>Adicionar</text:p>
      <text:p text:style-name="P14"><text:s text:c="12"/>&lt;/button&gt;</text:p>
      <text:p text:style-name="P14"/>
      <text:p text:style-name="P14"><text:s text:c="12"/>{ state.tasks.map(task =&gt; &lt;p&gt;{task.name}&lt;/p&gt;)}</text:p>
      <text:p text:style-name="P14"><text:s text:c="8"/>&lt;/div&gt;</text:p>
      <text:p text:style-name="P14"><text:s text:c="4"/>)</text:p>
      <text:p text:style-name="P14">}</text:p>
      <text:p text:style-name="P14"/>
      <text:p text:style-name="P14">export default UseReducer</text:p>
      <text:p text:style-name="P14"/>
      <text:p text:style-name="P43"><text:span text:style-name="T1">Exemplo 3:</text:span> </text:p>
      <text:p text:style-name="P42">import { useReducer, useState } from "react"</text:p>
      <text:p text:style-name="P42"/>
      <text:p text:style-name="P42">const reducer = (state, action) =&gt; {</text:p>
      <text:p text:style-name="P42"><text:s text:c="4"/>switch (action.type) {</text:p>
      <text:p text:style-name="P42"><text:s text:c="8"/>case 'add-task': </text:p>
      <text:p text:style-name="P42"><text:s text:c="8"/>return {</text:p>
      <text:p text:style-name="P42"><text:s text:c="12"/>state,</text:p>
      <text:p text:style-name="P42"><text:s text:c="12"/>tasks: [...state.tasks, {name: action.payload, isCompleted: false}]</text:p>
      <text:p text:style-name="P42"><text:s text:c="8"/>}</text:p>
      <text:p text:style-name="P42"><text:s text:c="8"/>case 'toggle-task':</text:p>
      <text:p text:style-name="P42"><text:s text:c="12"/>return {</text:p>
      <text:p text:style-name="P42"><text:s text:c="16"/>...state,</text:p>
      <text:p text:style-name="P42"><text:s text:c="16"/>tasks: state.tasks.map((item, index) =&gt; index === action.payload ? {...item, isCompleted: !item.isCompleted} : item)</text:p>
      <text:p text:style-name="P42"><text:s text:c="12"/>}</text:p>
      <text:p text:style-name="P42"><text:s text:c="8"/>default:</text:p>
      <text:p text:style-name="P42"><text:s text:c="12"/>return state</text:p>
      <text:p text:style-name="P42"><text:s text:c="4"/>}</text:p>
      <text:p text:style-name="P42"><text:soft-page-break/>}</text:p>
      <text:p text:style-name="P42"/>
      <text:p text:style-name="P42">function UseReducer() {</text:p>
      <text:p text:style-name="P42"><text:s text:c="4"/>const [state, dispatch] = useReducer(reducer, {tasks: []})</text:p>
      <text:p text:style-name="P42"/>
      <text:p text:style-name="P42"><text:s text:c="4"/>const [inputValue, setInputValue] = useState('')</text:p>
      <text:p text:style-name="P42"/>
      <text:p text:style-name="P42"><text:s text:c="4"/>return (</text:p>
      <text:p text:style-name="P42"><text:s text:c="8"/>&lt;div&gt;</text:p>
      <text:p text:style-name="P42"><text:s text:c="12"/>&lt;input value={inputValue} onChange={e =&gt; setInputValue(e.target.value)} /&gt;</text:p>
      <text:p text:style-name="P42"><text:s text:c="12"/>&lt;button onClick={() =&gt; {</text:p>
      <text:p text:style-name="P42"><text:s text:c="16"/>dispatch({type: "add-task", payload: inputValue})</text:p>
      <text:p text:style-name="P42"><text:s text:c="16"/>setInputValue("")</text:p>
      <text:p text:style-name="P42"><text:s text:c="16"/>}}&gt;</text:p>
      <text:p text:style-name="P42"><text:s text:c="16"/>Adicionar</text:p>
      <text:p text:style-name="P42"><text:s text:c="12"/>&lt;/button&gt;</text:p>
      <text:p text:style-name="P42"/>
      <text:p text:style-name="P42"><text:s text:c="12"/>{</text:p>
      <text:p text:style-name="P42"><text:s text:c="16"/>state.tasks.map((task, index) =&gt; &lt;p onClick={() =&gt; dispatch({type: 'toggle-task', payload: index})} </text:p>
      <text:p text:style-name="P42"><text:s text:c="16"/>style={{textDecoration: task.isCompleted ? 'Line-through' : 'none'}}&gt;{task.name}&lt;/p&gt;)</text:p>
      <text:p text:style-name="P42"><text:s text:c="12"/>}</text:p>
      <text:p text:style-name="P42"><text:s text:c="8"/>&lt;/div&gt;</text:p>
      <text:p text:style-name="P42"><text:s text:c="4"/>)</text:p>
      <text:p text:style-name="P42">}</text:p>
      <text:p text:style-name="P42"/>
      <text:p text:style-name="P42">export default UseReducer</text:p>
      <text:p text:style-name="P40"/>
      <text:p text:style-name="P40"/>
      <text:p text:style-name="P67">__________________________________________________________________________</text:p>
      <text:h text:style-name="P64" text:outline-level="3"><text:soft-page-break/>useContext</text:h>
      <text:p text:style-name="P78">É usado em conjunto com o context API.</text:p>
      <text:p text:style-name="P72"/>
      <text:p text:style-name="P78"><text:span text:style-name="T1">Context API:</text:span> Com o context API é possível passar props para uma arvore inteira de componentes.</text:p>
      <text:p text:style-name="P72"/>
      <text:p text:style-name="P78"><text:span text:style-name="T1">Importar:</text:span> <text:span text:style-name="T12">import { createContext } from “react” </text:span></text:p>
      <text:p text:style-name="P73"/>
      <text:p text:style-name="P78"><text:span text:style-name="T1">Exemplo:</text:span> </text:p>
      <text:p text:style-name="P95">theme-context.jsx</text:p>
      <text:p text:style-name="P69">import { createContext, useState } from "react"</text:p>
      <text:p text:style-name="P74"/>
      <text:p text:style-name="P69">export const ThemeContext = createContext({theme: 'light', toggleTheme: () =&gt; {}})</text:p>
      <text:p text:style-name="P70"/>
      <text:p text:style-name="P14">const ThemeContextProvider = ({ children }) =&gt; {</text:p>
      <text:p text:style-name="P14"><text:s text:c="4"/>const [theme, setTheme] = useState('light')</text:p>
      <text:p text:style-name="P14"/>
      <text:p text:style-name="P14"><text:s text:c="4"/>const toggleTheme = () =&gt; {</text:p>
      <text:p text:style-name="P14"><text:s text:c="8"/>if(theme === 'light') {</text:p>
      <text:p text:style-name="P14"><text:s text:c="12"/>return setTheme('dark')</text:p>
      <text:p text:style-name="P14"><text:s text:c="8"/>}</text:p>
      <text:p text:style-name="P14"/>
      <text:p text:style-name="P14"><text:s text:c="8"/>return setTheme('light')</text:p>
      <text:p text:style-name="P14"><text:s text:c="4"/>}</text:p>
      <text:p text:style-name="P14"/>
      <text:p text:style-name="P14"><text:s text:c="4"/>return (</text:p>
      <text:p text:style-name="P14"><text:s text:c="8"/>&lt;ThemeContext.Provider value={{ theme, toggleTheme }}&gt;</text:p>
      <text:p text:style-name="P14"><text:s text:c="12"/>{children}</text:p>
      <text:p text:style-name="P14"><text:s text:c="8"/>&lt;/ThemeContext.Provider&gt;</text:p>
      <text:p text:style-name="P14"><text:s text:c="4"/>)</text:p>
      <text:p text:style-name="P14"><text:soft-page-break/>}</text:p>
      <text:p text:style-name="P14"/>
      <text:p text:style-name="P14">export default ThemeContextProvider</text:p>
      <text:p text:style-name="P14"/>
      <text:p text:style-name="P93">App.jsx</text:p>
      <text:p text:style-name="P14">&lt;ThemeContextProvider&gt;</text:p>
      <text:p text:style-name="P14"><text:s text:c="6"/>&lt;UseState /&gt;</text:p>
      <text:p text:style-name="P14">&lt;/ThemeContextProvider&gt;</text:p>
      <text:p text:style-name="P14"/>
      <text:p text:style-name="P78"><text:span text:style-name="T1">useContext:</text:span> O useContext usa um objeto de variavel que recebe todos os valores passados por propriedade pelo ThemeContext.provider.</text:p>
      <text:p text:style-name="P14"/>
      <text:p text:style-name="P78"><text:span text:style-name="T1">Importar:</text:span> <text:span text:style-name="T12">import { useContext } from “react”</text:span></text:p>
      <text:p text:style-name="P75"/>
      <text:p text:style-name="P78"><text:span text:style-name="T1">Utilizar:</text:span> <text:span text:style-name="T13">const {variavel1, variavel2} = </text:span><text:span text:style-name="T12">useContext(</text:span><text:span text:style-name="T13">context</text:span><text:span text:style-name="T12">) </text:span></text:p>
      <text:p text:style-name="P76"/>
      <text:p text:style-name="P76"><text:span text:style-name="T1">Exemplo:</text:span> </text:p>
      <text:p text:style-name="P94">App.jsx</text:p>
      <text:p text:style-name="P77">&lt;ThemeContextProvider&gt;</text:p>
      <text:p text:style-name="P77"><text:s text:c="6"/>&lt;UseContext /&gt;</text:p>
      <text:p text:style-name="P77">&lt;/ThemeContextProvider&gt;</text:p>
      <text:p text:style-name="P94"/>
      <text:p text:style-name="P94">theme-context.jsx</text:p>
      <text:p text:style-name="P14">import { createContext, useState } from "react"</text:p>
      <text:p text:style-name="P14"/>
      <text:p text:style-name="P14">export const ThemeContext = createContext({theme: 'light', toggleTheme: () =&gt; {}})</text:p>
      <text:p text:style-name="P14"/>
      <text:p text:style-name="P14">const ThemeContextProvider = ({ children }) =&gt; {</text:p>
      <text:p text:style-name="P14"><text:s text:c="4"/>const [theme, setTheme] = useState('light')</text:p>
      <text:p text:style-name="P14"/>
      <text:p text:style-name="P14"><text:soft-page-break/><text:s text:c="4"/>const toggleTheme = () =&gt; {</text:p>
      <text:p text:style-name="P14"><text:s text:c="8"/>if(theme === 'light') {return setTheme('dark')}</text:p>
      <text:p text:style-name="P14"/>
      <text:p text:style-name="P14"><text:s text:c="8"/>return setTheme('light')</text:p>
      <text:p text:style-name="P14"><text:s text:c="4"/>}</text:p>
      <text:p text:style-name="P14"/>
      <text:p text:style-name="P14"><text:s text:c="4"/>return (</text:p>
      <text:p text:style-name="P14"><text:s text:c="8"/>&lt;ThemeContext.Provider value={{ theme, toggleTheme }}&gt;</text:p>
      <text:p text:style-name="P14"><text:s text:c="12"/>{children}</text:p>
      <text:p text:style-name="P14"><text:s text:c="8"/>&lt;/ThemeContext.Provider&gt;</text:p>
      <text:p text:style-name="P14"><text:s text:c="4"/>)</text:p>
      <text:p text:style-name="P14">}</text:p>
      <text:p text:style-name="P14"/>
      <text:p text:style-name="P14">export default ThemeContextProvider</text:p>
      <text:p text:style-name="P14"/>
      <text:p text:style-name="P94">UseContext.jsx</text:p>
      <text:p text:style-name="P14">import { useContext } from "react"</text:p>
      <text:p text:style-name="P14">import { ThemeContext } from "./theme-context"</text:p>
      <text:p text:style-name="P14"/>
      <text:p text:style-name="P14">function UseContext() {</text:p>
      <text:p text:style-name="P14"><text:s text:c="4"/>const {theme, toggleTheme} = useContext(ThemeContext)</text:p>
      <text:p text:style-name="P14"/>
      <text:p text:style-name="P14"><text:s text:c="4"/>return (</text:p>
      <text:p text:style-name="P14"><text:s text:c="8"/>&lt;div</text:p>
      <text:p text:style-name="P71"><text:s text:c="12"/>style={{padding:20, borderRadius: 10, backgroundColor: theme </text:p>
      <text:p text:style-name="P71"><text:s text:c="12"/>=== 'light' ? "#eee" : "#333", color: theme === 'dark' ? </text:p>
      <text:p text:style-name="P71"><text:s text:c="12"/>"#eee" : "#333"}}</text:p>
      <text:p text:style-name="P14"><text:s text:c="8"/>&gt;</text:p>
      <text:p text:style-name="P14"><text:s text:c="12"/>&lt;h1&gt;Current Theme: {theme}&lt;/h1&gt;</text:p>
      <text:p text:style-name="P14"/>
      <text:p text:style-name="P71"><text:s text:c="12"/>&lt;button onClick={() =&gt; toggleTheme()}&gt;Toggle </text:p>
      <text:p text:style-name="P71"><text:s text:c="12"/>Theme&lt;/button&gt;</text:p>
      <text:p text:style-name="P14"><text:soft-page-break/><text:s text:c="12"/></text:p>
      <text:p text:style-name="P14"><text:s text:c="8"/>&lt;/div&gt;</text:p>
      <text:p text:style-name="P14"><text:s text:c="4"/>)</text:p>
      <text:p text:style-name="P14">}</text:p>
      <text:p text:style-name="P14"/>
      <text:p text:style-name="P14">export default UseContext</text:p>
      <text:p text:style-name="P79">__________________________________________________________________________</text:p>
      <text:h text:style-name="P64" text:outline-level="3">useMemo</text:h>
      <text:p text:style-name="P82">O useMemo é utilizado quando é preciso otimizar a performance da aplicação, quando um problema de performance esta sendo notável no projeto. <text:span text:style-name="T30">Quando uma função esta dando problema.</text:span></text:p>
      <text:p text:style-name="P82"/>
      <text:p text:style-name="P83">Recebe dois argumentos, uma função e uma lista de dependências. A lista de dependências é todos os argumentos que a função (que esta dentro do primeiro argumento, que é uma função também) receber.</text:p>
      <text:p text:style-name="P83"/>
      <text:p text:style-name="P84">Não é indicado usar o useMemo para tudo, porque ele vai guardar o valor da função em memoria, se muitas coisas forem guardadas, a memoria vai ficar cheia de coisas desnecessarias.</text:p>
      <text:p text:style-name="P79"/>
      <text:p text:style-name="P83"><text:span text:style-name="T1">importar:</text:span> <text:span text:style-name="T13">import { useMemo } from “react” </text:span></text:p>
      <text:p text:style-name="P79"/>
      <text:p text:style-name="P83"><text:span text:style-name="T1">Utilizar:</text:span> <text:span text:style-name="T13">const função = useMemo(() =&gt; {return funçãoLenta(arg)}, [</text:span><text:span text:style-name="T14">arg</text:span><text:span text:style-name="T13">]) </text:span></text:p>
      <text:p text:style-name="P84">__________________________________________________________________________</text:p>
      <text:h text:style-name="P64" text:outline-level="3">useCallback</text:h>
      <text:p text:style-name="P88">Igual ao useMemo é usado para resolver problemas de performances. A diferença é que o useCallback guarda em memoria a função em si, enquanto o useMemo guarda o retorno da função.</text:p>
      <text:p text:style-name="P85"/>
      <text:p text:style-name="P88"><text:soft-page-break/>Recebe dois parametros, uma função e uma lista de dependências.</text:p>
      <text:p text:style-name="P88">A lista de dependências recebe tudo o que é necessário ficar de olho.</text:p>
      <text:p text:style-name="P88">Dentro da função fica o código que esta dando problemas.</text:p>
      <text:p text:style-name="P88">Só quando o que estiver na lista de dependências mudar que o código dentro da função va iser executado, não permitindo fazer execuções desnecesarias.</text:p>
      <text:p text:style-name="P87"/>
      <text:p text:style-name="P88">Com ele é possível guardar uma função em memoria que só é recriada / executada quando o que esta dentro da lista de dependências mudar.</text:p>
      <text:p text:style-name="P88"/>
      <text:p text:style-name="P88">O callback será utilizado quando uma função tiver um custo grande de performance (tipo um fetch), tiver sendo executada desnecessariamente e tiver sendo passada como prop para outro componente.</text:p>
      <text:p text:style-name="P85"/>
      <text:p text:style-name="P88"><text:span text:style-name="T1">Importar:</text:span> <text:span text:style-name="T13">import { useCallback } from “react” </text:span></text:p>
      <text:p text:style-name="P86"/>
      <text:p text:style-name="P88"><text:span text:style-name="T1">Utilizar:</text:span> <text:span text:style-name="T31">const função = useCallback(() =&gt; {}, [])</text:span></text:p>
      <text:p text:style-name="P88">__________________________________________________________________________</text:p>
      <text:h text:style-name="P64" text:outline-level="3">useLayoutEffect</text:h>
      <text:p text:style-name="P92">Funciona do mesmo jeito que o useEffect, só que ao contrario do useEffect que é executado depois do DOM ser montado, ele é executado antes.</text:p>
      <text:p text:style-name="P89"/>
      <text:p text:style-name="P92">O useLayoutEffect é usado quando a alteração é feita no DOM <text:s/>se baseando no DOM. Por exemplo, alterar o top de um pop up se baseando no bottom de um button. Também se for preciso que um código / alteração / lógica seja feito antes que o DOM (return do componente) seja montado.</text:p>
      <text:p text:style-name="P79"/>
      <text:p text:style-name="P90"><text:s/><text:span text:style-name="T33">É um hook usado poucas vezes.</text:span></text:p>
      <text:p text:style-name="P79"/>
      <text:p text:style-name="P91"><text:soft-page-break/><text:span text:style-name="T1">Importar:</text:span> <text:span text:style-name="T13">import { useLayoutEffect } from “react” </text:span></text:p>
      <text:p text:style-name="P91"><text:span text:style-name="T1"/></text:p>
      <text:p text:style-name="P91"><text:span text:style-name="T1">Utilizar:</text:span> <text:span text:style-name="T13">useLayoutEffect(( ) =&gt; {}, []) </text:span></text:p>
      <text:p text:style-name="P80"><text:span text:style-name="T32">__________________________________________________________________________</text:span></text:p>
      <text:h text:style-name="P64" text:outline-level="3">Link Do Vídeo</text:h>
      <text:p text:style-name="P81"><text:a xlink:type="simple" xlink:href="https://encr.pw/wK4nR" text:style-name="Internet_20_link" text:visited-style-name="Visited_20_Internet_20_Link">https://encr.pw/wK4nR</text:a></text:p>
      <text:p text:style-name="P80"><text:span text:style-name="T32">__________________________________________________________________________</text:span></text:p>
      <text:p text:style-name="P7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6T13:47:24.827000000</meta:creation-date>
    <dc:date>2025-05-09T17:42:32.706000000</dc:date>
    <meta:editing-duration>PT13H49M5S</meta:editing-duration>
    <meta:editing-cycles>31</meta:editing-cycles>
    <meta:generator>LibreOffice/24.2.2.2$Windows_X86_64 LibreOffice_project/d56cc158d8a96260b836f100ef4b4ef25d6f1a01</meta:generator>
    <meta:document-statistic meta:table-count="0" meta:image-count="0" meta:object-count="0" meta:page-count="19" meta:paragraph-count="351" meta:word-count="2061" meta:character-count="16473" meta:non-whitespace-character-count="13202"/>
  </office:meta>
</office:document-meta>
</file>